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6a64"/>
    </style:style>
    <style:style style:name="P2" style:family="paragraph" style:parent-style-name="Standard">
      <style:text-properties officeooo:paragraph-rsid="00110bac"/>
    </style:style>
    <style:style style:name="P3" style:family="paragraph" style:parent-style-name="Standard">
      <style:text-properties officeooo:paragraph-rsid="0012e648"/>
    </style:style>
    <style:style style:name="P4" style:family="paragraph" style:parent-style-name="Standard">
      <style:text-properties officeooo:rsid="0013e329" officeooo:paragraph-rsid="0013e329"/>
    </style:style>
    <style:style style:name="P5" style:family="paragraph" style:parent-style-name="Standard">
      <style:text-properties officeooo:rsid="00147ac6" officeooo:paragraph-rsid="00147ac6"/>
    </style:style>
    <style:style style:name="P6" style:family="paragraph" style:parent-style-name="Standard">
      <style:text-properties officeooo:rsid="001566c1" officeooo:paragraph-rsid="001566c1"/>
    </style:style>
    <style:style style:name="P7" style:family="paragraph" style:parent-style-name="Standard">
      <style:text-properties officeooo:rsid="0015cb40" officeooo:paragraph-rsid="0015cb40"/>
    </style:style>
    <style:style style:name="P8" style:family="paragraph" style:parent-style-name="Standard">
      <style:text-properties officeooo:rsid="001754fa" officeooo:paragraph-rsid="001754fa"/>
    </style:style>
    <style:style style:name="P9" style:family="paragraph" style:parent-style-name="Standard">
      <style:text-properties officeooo:paragraph-rsid="00190617"/>
    </style:style>
    <style:style style:name="P10" style:family="paragraph" style:parent-style-name="Standard">
      <style:text-properties officeooo:rsid="001cb4b4" officeooo:paragraph-rsid="001cb4b4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Standard">
      <style:text-properties officeooo:rsid="001cb4b4" officeooo:paragraph-rsid="001cb4b4"/>
    </style:style>
    <style:style style:name="P13" style:family="paragraph" style:parent-style-name="Standard">
      <style:text-properties officeooo:rsid="001f9b5a" officeooo:paragraph-rsid="001f9b5a"/>
    </style:style>
    <style:style style:name="P14" style:family="paragraph" style:parent-style-name="Standard">
      <style:text-properties officeooo:rsid="001fb3d6" officeooo:paragraph-rsid="001fb3d6"/>
    </style:style>
    <style:style style:name="T1" style:family="text">
      <style:text-properties officeooo:rsid="00110bac"/>
    </style:style>
    <style:style style:name="T2" style:family="text">
      <style:text-properties officeooo:rsid="0012e648"/>
    </style:style>
    <style:style style:name="T3" style:family="text">
      <style:text-properties officeooo:rsid="001906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source ~/catkin_ws/devel/setup.bash</text:span></text:p>
      <text:p text:style-name="Standard"><text:span text:style-name="Source_20_Text"/></text:p>
      <text:p text:style-name="P2"><text:span text:style-name="Source_20_Text"><text:span text:style-name="T1">libfreenect2 <text:s/>build</text:span></text:span></text:p>
      <text:p text:style-name="Standard"><text:span text:style-name="Source_20_Text">./bin/Protonect</text:span></text:p>
      <text:p text:style-name="Standard"><text:span text:style-name="Source_20_Text"/></text:p>
      <text:p text:style-name="P11"><text:span text:style-name="Source_20_Text">roslaunch kinect2_bridge kinect2_bridge.launch</text:span></text:p>
      <text:p text:style-name="P3"><text:bookmark-start text:name="__DdeLink__60_1402667041"/><text:span text:style-name="Source_20_Text">ros</text:span><text:span text:style-name="Source_20_Text"><text:span text:style-name="T2">launch</text:span></text:span><text:span text:style-name="Source_20_Text"> kinect2_bridge kinect2_bridge _depth_method:=opengl _reg_method:=cpu </text:span><text:span text:style-name="Source_20_Text"><text:span text:style-name="T2">publish_tf:=true</text:span></text:span><text:bookmark-end text:name="__DdeLink__60_1402667041"/></text:p>
      <text:p text:style-name="Standard"><text:span text:style-name="Source_20_Text"/></text:p>
      <text:p text:style-name="Standard"><text:span text:style-name="Source_20_Text">rosrun kinect2_bridge kinect2_bridge _depth_method:=opengl _reg_method:=cpu</text:span></text:p>
      <text:p text:style-name="Standard"/>
      <text:p text:style-name="P9"><text:span text:style-name="Source_20_Text"><text:span text:style-name="T3">rosrun kinect2_viewer kinect2_viewer sd cloud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4">0.1173605811715407, -0.676814207775722, 0.3169771539383348</text:p>
      <text:p text:style-name="P4">-0.07375374184147802, -0.6608457544539901, 0.3761700992891234</text:p>
      <text:p text:style-name="P4">0.09887817320951568, -0.5376995875980288, 0.20490781436907257</text:p>
      <text:p text:style-name="P4"/>
      <text:p text:style-name="P4"/>
      <text:p text:style-name="P4"/>
      <text:p text:style-name="P4"/>
      <text:p text:style-name="P4"/>
      <text:p text:style-name="P4">x, 0.283775 y, 0.16088 z, 0.923</text:p>
      <text:p text:style-name="P4">x, -0.0660024 y, 0.0899259 z, 0.56</text:p>
      <text:p text:style-name="P4">x, 0.16815 y, -0.0887618 z, 0.696</text:p>
      <text:p text:style-name="P4"/>
      <text:p text:style-name="P5">[[ 0.61454418 -0.18349623 -0.02980587]</text:p>
      <text:p text:style-name="P5"><text:s/>[ 1.05375842 -0.09976898 -1.03986313]</text:p>
      <text:p text:style-name="P5"><text:s/>[-0.78268172 <text:s/>0.33314917 <text:s/>0.52598659]]</text:p>
      <text:p text:style-name="P4"/>
      <text:p text:style-name="P4"/>
      <text:p text:style-name="P4"/>
      <text:p text:style-name="P4"/>
      <text:p text:style-name="P6">[ INFO] [CameraCalibration::calibrateIntrinsics] Camera Matrix:</text:p>
      <text:p text:style-name="P6">[1090.77399709643, 0, 947.5411776292202;</text:p>
      <text:p text:style-name="P6"><text:s/>0, 1094.6013321838, 579.2531099296951;</text:p>
      <text:p text:style-name="P6"><text:s/>0, 0, 1]</text:p>
      <text:p text:style-name="P6">[ INFO] [CameraCalibration::calibrateIntrinsics] Distortion Coeeficients:</text:p>
      <text:p text:style-name="P6">[0.0958757681924476, -0.1528600969559814, 0.01129686881248596, 0.0006404016967705934, 0.06703069628486061]</text:p>
      <text:p text:style-name="P6"/>
      <text:p text:style-name="P7">[ INFO] [CameraCalibration::calibrateIntrinsics] Camera Matrix:</text:p>
      <text:p text:style-name="P7">[372.2284359170332, 0, 253.0069764160179;</text:p>
      <text:p text:style-name="P7"><text:s/>0, 373.1234266103555, 209.2354384008875;</text:p>
      <text:p text:style-name="P7"><text:s/>0, 0, 1]</text:p>
      <text:p text:style-name="P7">[ INFO] [CameraCalibration::calibrateIntrinsics] Distortion Coeeficients:</text:p>
      <text:p text:style-name="P7">[0.1285713791490305, -0.3597709929178828, 0.004809678444091982, -0.00333063317328152, 0.1433763949025185]</text:p>
      <text:p text:style-name="P7"/>
      <text:p text:style-name="P8"><text:soft-page-break/>[ INFO] [CameraCalibration::calibrateExtrinsics] re-projection error: 0.251748</text:p>
      <text:p text:style-name="P8"/>
      <text:p text:style-name="P8">[ INFO] [CameraCalibration::calibrateExtrinsics] Rotation:</text:p>
      <text:p text:style-name="P8">[0.9999762500013004, -0.001127750737052849, -0.006799089028079527;</text:p>
      <text:p text:style-name="P8"><text:s/>0.001043847227688229, 0.9999234211766536, -0.01233134888574389;</text:p>
      <text:p text:style-name="P8"><text:s/>0.006812475049636678, 0.01232395880599113, 0.9999008501961814]</text:p>
      <text:p text:style-name="P8">[ INFO] [CameraCalibration::calibrateExtrinsics] Translation:</text:p>
      <text:p text:style-name="P8">[-0.04955437513875035;</text:p>
      <text:p text:style-name="P8"><text:s/>-0.01615013464243881;</text:p>
      <text:p text:style-name="P8"><text:s/>-0.007400045825334598]</text:p>
      <text:p text:style-name="P8">[ INFO] [CameraCalibration::calibrateExtrinsics] Essential:</text:p>
      <text:p text:style-name="P8">[-0.000102297871980346, 0.007200445544487957, -0.01623978590660006;</text:p>
      <text:p text:style-name="P8"><text:s/>-0.007062282130022796, 0.000619051485000336, 0.04959977540255531;</text:p>
      <text:p text:style-name="P8"><text:s/>0.01609802387965364, -0.04956879364925706, 0.000501266085401551]</text:p>
      <text:p text:style-name="P8">[ INFO] [CameraCalibration::calibrateExtrinsics] Fundamental:</text:p>
      <text:p text:style-name="P8">[-3.995480979261306e-08, 2.805555526643237e-06, -0.002937892831869035;</text:p>
      <text:p text:style-name="P8"><text:s/>-2.748693623995862e-06, 2.403615920483964e-07, 0.007830870451788138;</text:p>
      <text:p text:style-name="P8"><text:s/>0.008488242876944859, -0.02386460614086021, 1]</text:p>
      <text:p text:style-name="P8"/>
      <text:p text:style-name="P8"/>
      <text:p text:style-name="P8"/>
      <text:p text:style-name="P8"/>
      <text:p text:style-name="P10">[[ 2.80062293e+01 <text:s/>8.10528267e+01 <text:s/>2.87645922e+01 -1.16076886e+01]</text:p>
      <text:p text:style-name="P10"><text:s/>[ 5.93051360e+01 -1.70156667e+01 -8.02675771e-01 <text:s/>9.82214404e+00]</text:p>
      <text:p text:style-name="P10"><text:s/>[ 9.81626378e+00 -1.31885543e+01 <text:s/>7.94018464e+00 -6.41241101e+00]</text:p>
      <text:p text:style-name="P10"><text:s/>[ 0.00000000e+00 -1.77635684e-15 <text:s/>0.00000000e+00 <text:s/>1.00000000e+00]]</text:p>
      <text:p text:style-name="P10"/>
      <text:p text:style-name="P10">[[ 10.234367 <text:s text:c="3"/>43.88385897 <text:s/>11.24598574 <text:s/>-3.43806223]</text:p>
      <text:p text:style-name="P10"><text:s/>[ 68.27170308 <text:s text:c="2"/>1.73746324 <text:s text:c="2"/>8.03611429 <text:s text:c="2"/>5.70026298]</text:p>
      <text:p text:style-name="P10"><text:s/>[ <text:s/>5.05508458 -23.14632424 <text:s text:c="2"/>3.24685407 <text:s/>-4.22372339]</text:p>
      <text:p text:style-name="P10"><text:s/>[ <text:s/>0. <text:s text:c="10"/>0. <text:s text:c="10"/>0. <text:s text:c="10"/>1. <text:s text:c="7"/>]]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The <text:s/>matrix!!!!!!!!!!!!!!!!!!</text:p>
      <text:p text:style-name="P14"/>
      <text:p text:style-name="P13">1.</text:p>
      <text:p text:style-name="P10"/>
      <text:p text:style-name="P13">[[ 7.16823916e-01 <text:s/>5.92114833e-02 -1.03356818e-01 <text:s/>8.10521806e-02]</text:p>
      <text:p text:style-name="P13"><text:s/>[ 5.85589696e-03 -6.81572783e-01 -9.98405739e-03 -5.92351152e-01]</text:p>
      <text:p text:style-name="P13"><text:s/>[-3.20003892e-01 -2.57139600e-02 <text:s/>5.49406607e-01 -3.31629649e-01]</text:p>
      <text:p text:style-name="P13"><text:s/>[-4.36687723e-16 <text:s/>3.10862447e-16 <text:s/>6.21724894e-16 <text:s/>1.00000000e+00]]</text:p>
      <text:p text:style-name="P13">test!</text:p>
      <text:p text:style-name="P13">the true answer is</text:p>
      <text:p text:style-name="P13">[[0.1303378281039364], [-0.4430556489258553], [0.15015154897247085], [1]]</text:p>
      <text:p text:style-name="P13">the calculator answer is</text:p>
      <text:p text:style-name="P13">[[ 0.13886585]</text:p>
      <text:p text:style-name="P13"><text:s/>[-0.42232127]</text:p>
      <text:p text:style-name="P13"><text:s/>[ 0.12953474]</text:p>
      <text:p text:style-name="P13"><text:s/>[ 1. <text:s text:c="7"/>]]</text:p>
      <text:p text:style-name="P13"/>
      <text:p text:style-name="P13">2.</text:p>
      <text:p text:style-name="P13"/>
      <text:p text:style-name="P13">[[ 6.62557364e-01 <text:s/>2.57564620e-02 -3.47299853e-02 <text:s/>2.52415446e-02]</text:p>
      <text:p text:style-name="P13"><text:s/>[ 2.72749093e-02 -6.63213823e-01 -1.40301337e-01 -4.83930488e-01]</text:p>
      <text:p text:style-name="P13"><text:s/>[ 6.30178778e-02 -1.55619246e-01 <text:s/>3.37042053e-01 -1.84718725e-01]</text:p>
      <text:p text:style-name="P13"><text:s/>[ 7.71605002e-16 -9.35759406e-16 -8.12048841e-16 <text:s/>1.00000000e+00]]</text:p>
      <text:p text:style-name="P13">test!</text:p>
      <text:p text:style-name="P13">the true answer is</text:p>
      <text:p text:style-name="P13">[[0.1303378281039364], [-0.4430556489258553], [0.15015154897247085], [1]]</text:p>
      <text:p text:style-name="P13">the calculator answer is</text:p>
      <text:p text:style-name="P13">[[ 0.1451134 ]</text:p>
      <text:p text:style-name="P13"><text:s/>[-0.43967006]</text:p>
      <text:p text:style-name="P13"><text:s/>[ 0.19748289]</text:p>
      <text:p text:style-name="P13"><text:s/>[ 1. <text:s text:c="7"/>]]</text:p>
      <text:p text:style-name="P13"/>
      <text:p text:style-name="P13">3.</text:p>
      <text:p text:style-name="P13">[[ 6.66014493e-01 <text:s/>3.34576756e-02 <text:s/>1.35094322e-01 -1.26152930e-01]</text:p>
      <text:p text:style-name="P13"><text:s/>[ 7.33478322e-02 -6.47372228e-01 -7.38042072e-02 -5.49179663e-01]</text:p>
      <text:p text:style-name="P13"><text:s/>[-1.79801804e-01 -5.25346497e-02 -2.57603813e-01 <text:s/>4.17893897e-01]</text:p>
      <text:p text:style-name="P13"><text:s/>[-1.69626218e-15 <text:s/>5.58283578e-16 <text:s/>8.53285696e-15 <text:s/>1.00000000e+00]]</text:p>
      <text:p text:style-name="P13">test!</text:p>
      <text:p text:style-name="P13">the true answer is</text:p>
      <text:p text:style-name="P13">[[0.1303378281039364], [-0.4430556489258553], [0.15015154897247085], [1]]</text:p>
      <text:p text:style-name="P13">the calculator answer is</text:p>
      <text:p text:style-name="P13">[[ 0.1569305 ]</text:p>
      <text:p text:style-name="P13"><text:s/>[-0.43355178]</text:p>
      <text:p text:style-name="P13"><text:s/>[ 0.13879301]</text:p>
      <text:p text:style-name="P13"><text:s/>[ 1. <text:s text:c="7"/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23:25:07.514345776</meta:creation-date>
    <dc:date>2018-09-23T20:08:18.866788045</dc:date>
    <meta:editing-duration>PT2H40M3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329" meta:character-count="4189" meta:non-whitespace-character-count="3815"/>
  </office:meta>
</office:document-meta>
</file>